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30_10-44-19_000.jpg</text:p>
          </table:table-cell>
          <table:table-cell table:style-name="ce17" office:value-type="string">
            <text:p>:m :PHOTO 起きた時刻 / 2020 / other=オナニー、前夜：３．４０ぐらい</text:p>
          </table:table-cell>
          <table:table-cell table:style-name="ce4"/>
          <table:table-cell table:style-name="ce4"/>
          <table:table-cell table:style-name="ce4" office:value-type="string">
            <text:p>N-35-35-26.966857 E-139-34-52.675781</text:p>
          </table:table-cell>
          <table:table-cell table:style-name="ce37" table:formula="of:=IF([.E2]=&quot;&quot;;[.C2];CONCATENATE([.C2];&quot; / &quot;;[.E2]))" office:value-type="string" office:string-value=":m :PHOTO 起きた時刻 / 2020 / other=オナニー、前夜：３．４０ぐらい">
            <text:p>:m :PHOTO 起きた時刻 / 2020 / other=オナニー、前夜：３．４０ぐら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7" table:formula="of:=IF([.E3]=&quot;&quot;;[.C3];CONCATENATE([.C3];&quot; / &quot;;[.E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4]=&quot;&quot;;[.C4];CONCATENATE([.C4];&quot; / &quot;;[.E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5]=&quot;&quot;;[.C5];CONCATENATE([.C5];&quot; / &quot;;[.E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7" table:formula="of:=IF([.E6]=&quot;&quot;;[.C6];CONCATENATE([.C6];&quot; / &quot;;[.E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7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7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43">
            <text:p>4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2021/03/30</text:date>, <text:time>11:38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30T11:38:56.61</dc:date>
    <dc:creator>iwabuchi ken</dc:creator>
    <meta:editing-duration>P32DT6H41M1S</meta:editing-duration>
    <meta:editing-cycles>12021</meta:editing-cycles>
    <meta:document-statistic meta:table-count="1" meta:cell-count="321" meta:object-count="0"/>
  </office:meta>
</office:document-meta>
</file>